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974cm" fo:min-width="4.492cm" fo:padding-top="0.175cm" fo:padding-bottom="0.175cm" fo:padding-left="0.3cm" fo:padding-right="0.3cm" fo:wrap-option="wrap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2.974cm" fo:min-width="4.492cm" fo:padding-top="0.175cm" fo:padding-bottom="0.175cm" fo:padding-left="0.3cm" fo:padding-right="0.3cm" fo:wrap-option="wrap"/>
    </style:style>
    <style:style style:name="gr6" style:family="graphic" style:parent-style-name="standard">
      <style:graphic-properties svg:stroke-width="0.1cm" svg:stroke-color="#00cc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7" style:family="graphic" style:parent-style-name="standard">
      <style:graphic-properties draw:stroke="none" svg:stroke-color="#000000" draw:fill="none" draw:fill-color="#ffffff" fo:min-height="0.683cm"/>
    </style:style>
    <style:style style:name="gr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9" style:family="graphic" style:parent-style-name="standard">
      <style:graphic-properties draw:stroke="none" svg:stroke-color="#000000" draw:fill="none" draw:fill-color="#ffffff" fo:min-height="0.849cm"/>
    </style:style>
    <style:style style:name="gr10" style:family="graphic" style:parent-style-name="standard">
      <style:graphic-properties svg:stroke-width="0.1cm" svg:stroke-color="#00cc33" draw:marker-start-width="0.35cm" draw:marker-end-width="0.35cm" draw:fill="none" draw:textarea-horizontal-align="justify" draw:textarea-vertical-align="middle" draw:auto-grow-height="false" fo:min-height="2.974cm" fo:min-width="5.836cm" fo:padding-top="0.175cm" fo:padding-bottom="0.175cm" fo:padding-left="0.3cm" fo:padding-right="0.3cm" fo:wrap-option="wrap"/>
    </style:style>
    <style:style style:name="gr11" style:family="graphic" style:parent-style-name="standard">
      <style:graphic-properties draw:stroke="none" svg:stroke-color="#000000" draw:fill="none" draw:fill-color="#ffffff" fo:min-height="1.649cm"/>
    </style:style>
    <style:style style:name="gr12" style:family="graphic" style:parent-style-name="standard">
      <style:graphic-properties draw:stroke="none" svg:stroke-color="#000000" draw:fill="none" draw:fill-color="#ffffff" fo:min-height="1.415cm"/>
    </style:style>
    <style:style style:name="gr13" style:family="graphic" style:parent-style-name="standard">
      <style:graphic-properties svg:stroke-width="0.1cm" svg:stroke-color="#00ccff" draw:marker-start-width="0.35cm" draw:marker-end-width="0.35cm" draw:fill="none" draw:textarea-horizontal-align="justify" draw:textarea-vertical-align="middle" draw:auto-grow-height="false" fo:min-height="2.974cm" fo:min-width="3.502cm" fo:padding-top="0.175cm" fo:padding-bottom="0.175cm" fo:padding-left="0.3cm" fo:padding-right="0.3cm" fo:wrap-option="wrap"/>
    </style:style>
    <style:style style:name="gr14" style:family="graphic" style:parent-style-name="standard">
      <style:graphic-properties svg:stroke-width="0.1cm" svg:stroke-color="#00ccff" draw:marker-start-width="0.35cm" draw:marker-end-width="0.35cm" draw:fill="none" draw:textarea-horizontal-align="justify" draw:textarea-vertical-align="middle" draw:auto-grow-height="false" fo:min-height="2.974cm" fo:min-width="4.068cm" fo:padding-top="0.175cm" fo:padding-bottom="0.175cm" fo:padding-left="0.3cm" fo:padding-right="0.3cm" fo:wrap-option="wrap"/>
    </style:style>
    <style:style style:name="gr15" style:family="graphic" style:parent-style-name="standard">
      <style:graphic-properties draw:stroke="none" svg:stroke-color="#000000" draw:fill="none" draw:fill-color="#ffffff" fo:min-height="4.44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54.3cm" svg:y1="16.8cm" svg:x2="52.6cm" svg:y2="13.6cm">
          <text:p/>
        </draw:line>
        <draw:frame draw:style-name="gr2" draw:text-style-name="P2" draw:layer="layout" svg:width="2.1cm" svg:height="1.25cm" svg:x="53.3cm" svg:y="16.95cm">
          <draw:text-box>
            <text:p><text:span text:style-name="T1">run()</text:span></text:p>
          </draw:text-box>
        </draw:frame>
        <draw:custom-shape draw:style-name="gr3" draw:text-style-name="P4" draw:layer="layout" svg:width="7.2cm" svg:height="4.7cm" svg:x="1.4cm" svg:y="9.8cm">
          <text:p text:style-name="P3"><text:span text:style-name="T2">op_const_teach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6cm" svg:y1="12.1cm" svg:x2="10.7cm" svg:y2="12.1cm">
          <text:p/>
        </draw:line>
        <draw:custom-shape draw:style-name="gr5" draw:text-style-name="P4" xml:id="id2" draw:id="id2" draw:layer="layout" svg:width="7.2cm" svg:height="4.7cm" svg:x="13.5cm" svg:y="3.8cm">
          <text:p text:style-name="P3"><text:span text:style-name="T2">op_var_W_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3" draw:id="id3" draw:layer="layout" svg:width="7.2cm" svg:height="4.7cm" svg:x="14cm" svg:y="15.4cm">
          <text:p text:style-name="P3"><text:span text:style-name="T2">op_var_B_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8.7cm" svg:y1="8.3cm" svg:x2="19.8cm" svg:y2="9.9cm">
          <text:p/>
        </draw:line>
        <draw:line draw:style-name="gr4" draw:text-style-name="P1" draw:layer="layout" svg:x1="19.2cm" svg:y1="15.5cm" svg:x2="19.7cm" svg:y2="14cm">
          <text:p/>
        </draw:line>
        <draw:custom-shape draw:style-name="gr5" draw:text-style-name="P4" draw:layer="layout" svg:width="7.2cm" svg:height="4.7cm" svg:x="22.2cm" svg:y="3.7cm">
          <text:p text:style-name="P3"><text:span text:style-name="T2">op_var_W_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7.2cm" svg:height="4.7cm" svg:x="22.7cm" svg:y="15.3cm">
          <text:p text:style-name="P3"><text:span text:style-name="T2">op_var_B_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7.4cm" svg:y1="8.2cm" svg:x2="28.5cm" svg:y2="9.8cm">
          <text:p/>
        </draw:line>
        <draw:line draw:style-name="gr4" draw:text-style-name="P1" draw:layer="layout" svg:x1="27.9cm" svg:y1="15.4cm" svg:x2="28.4cm" svg:y2="13.9cm">
          <text:p/>
        </draw:line>
        <draw:line draw:style-name="gr4" draw:text-style-name="P1" draw:layer="layout" svg:x1="33.9cm" svg:y1="11.8cm" svg:x2="36cm" svg:y2="11.8cm">
          <text:p/>
        </draw:line>
        <draw:custom-shape draw:style-name="gr6" draw:text-style-name="P4" draw:layer="layout" svg:width="7cm" svg:height="4.7cm" svg:x="36cm" svg:y="9.4cm">
          <text:p text:style-name="P3"><text:span text:style-name="T2">op_cross_entrop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1.3cm" svg:height="0.933cm" svg:x="36.3cm" svg:y="11.3cm">
          <draw:text-box>
            <text:p>r</text:p>
          </draw:text-box>
        </draw:frame>
        <draw:custom-shape draw:style-name="gr8" draw:text-style-name="P4" draw:layer="layout" svg:width="7.2cm" svg:height="4.7cm" svg:x="32.2cm" svg:y="15.2cm">
          <text:p text:style-name="P3"><text:span text:style-name="T2">op_const_lab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6.9cm" svg:y1="15.1cm" svg:x2="37.4cm" svg:y2="13.6cm">
          <text:p/>
        </draw:line>
        <draw:frame draw:style-name="gr9" draw:text-style-name="P5" draw:layer="layout" svg:width="1.3cm" svg:height="1.099cm" svg:x="37.3cm" svg:y="12.7cm">
          <draw:text-box>
            <text:p>l</text:p>
          </draw:text-box>
        </draw:frame>
        <draw:custom-shape draw:style-name="gr10" draw:text-style-name="P4" xml:id="id1" draw:id="id1" draw:layer="layout" svg:width="9.1cm" svg:height="4.7cm" svg:x="45.3cm" svg:y="9.3cm">
          <text:p text:style-name="P3"><text:span text:style-name="T2">op_grad_optimiz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3.1cm" svg:y1="11.7cm" svg:x2="45.2cm" svg:y2="11.7cm">
          <text:p/>
        </draw:line>
        <draw:frame draw:style-name="gr11" draw:text-style-name="P5" draw:layer="layout" svg:width="1.3cm" svg:height="1.899cm" svg:x="45.6cm" svg:y="11.167cm">
          <draw:text-box>
            <text:p>c</text:p>
          </draw:text-box>
        </draw:frame>
        <draw:connector draw:style-name="gr1" draw:text-style-name="P1" draw:layer="layout" draw:line-skew="-1.35cm" svg:x1="49.85cm" svg:y1="9.3cm" svg:x2="17.1cm" svg:y2="3.8cm" draw:start-shape="id1" draw:start-glue-point="4" draw:end-shape="id2" draw:end-glue-point="4" svg:d="M49850 9300v-7400h-32750v1900" svg:viewBox="0 0 32751 7401">
          <text:p/>
        </draw:connector>
        <draw:line draw:style-name="gr1" draw:text-style-name="P1" draw:layer="layout" svg:x1="25.8cm" svg:y1="2cm" svg:x2="25.8cm" svg:y2="3.7cm">
          <text:p/>
        </draw:line>
        <draw:frame draw:style-name="gr2" draw:text-style-name="P2" draw:layer="layout" svg:width="7.1cm" svg:height="1.25cm" svg:x="33.7cm" svg:y="2.15cm">
          <draw:text-box>
            <text:p><text:span text:style-name="T1">run</text:span><text:span text:style-name="T1">完了後に更新</text:span></text:p>
          </draw:text-box>
        </draw:frame>
        <draw:connector draw:style-name="gr1" draw:text-style-name="P1" draw:layer="layout" draw:line-skew="1.349cm" svg:x1="49.85cm" svg:y1="14cm" svg:x2="17.6cm" svg:y2="20.1cm" draw:start-shape="id1" draw:start-glue-point="8" draw:end-shape="id3" draw:end-glue-point="8" svg:d="M49850 14000v8000h-32250v-1900" svg:viewBox="0 0 32251 8001">
          <text:p/>
        </draw:connector>
        <draw:line draw:style-name="gr1" draw:text-style-name="P1" draw:layer="layout" svg:x1="26.5cm" svg:y1="21.9cm" svg:x2="26.5cm" svg:y2="20.2cm">
          <text:p/>
        </draw:line>
        <draw:frame draw:style-name="gr2" draw:text-style-name="P2" draw:layer="layout" svg:width="7.1cm" svg:height="1.25cm" svg:x="33.7cm" svg:y="20.95cm">
          <draw:text-box>
            <text:p><text:span text:style-name="T1">run</text:span><text:span text:style-name="T1">完了後に更新</text:span></text:p>
          </draw:text-box>
        </draw:frame>
        <draw:line draw:style-name="gr4" draw:text-style-name="P1" draw:layer="layout" svg:x1="45.6cm" svg:y1="8.1cm" svg:x2="46.7cm" svg:y2="9.7cm">
          <text:p/>
        </draw:line>
        <draw:frame draw:style-name="gr2" draw:text-style-name="P2" draw:layer="layout" svg:width="3.7cm" svg:height="1.25cm" svg:x="44.1cm" svg:y="7.1cm">
          <draw:text-box>
            <text:p><text:span text:style-name="T1">学習率</text:span></text:p>
          </draw:text-box>
        </draw:frame>
        <draw:frame draw:style-name="gr11" draw:text-style-name="P5" draw:layer="layout" svg:width="1.3cm" svg:height="1.899cm" svg:x="46.6cm" svg:y="9.8cm">
          <draw:text-box>
            <text:p>r</text:p>
          </draw:text-box>
        </draw:frame>
        <draw:frame draw:style-name="gr2" draw:text-style-name="P2" draw:layer="layout" svg:width="4.3cm" svg:height="1.25cm" svg:x="3.1cm" svg:y="10.3cm">
          <draw:text-box>
            <text:p><text:span text:style-name="T1">教師データ</text:span></text:p>
          </draw:text-box>
        </draw:frame>
        <draw:frame draw:style-name="gr2" draw:text-style-name="P2" draw:layer="layout" svg:width="4.3cm" svg:height="1.25cm" svg:x="34.4cm" svg:y="15.85cm">
          <draw:text-box>
            <text:p><text:span text:style-name="T1">ラベル</text:span></text:p>
          </draw:text-box>
        </draw:frame>
        <draw:frame draw:style-name="gr2" draw:text-style-name="P2" draw:layer="layout" svg:width="4.9cm" svg:height="1.25cm" svg:x="14.9cm" svg:y="4.45cm">
          <draw:text-box>
            <text:p><text:span text:style-name="T1">隠れ層の重み</text:span></text:p>
          </draw:text-box>
        </draw:frame>
        <draw:frame draw:style-name="gr2" draw:text-style-name="P2" draw:layer="layout" svg:width="4.9cm" svg:height="1.25cm" svg:x="23.6cm" svg:y="4.35cm">
          <draw:text-box>
            <text:p><text:span text:style-name="T1">出力層の重み</text:span></text:p>
          </draw:text-box>
        </draw:frame>
        <draw:frame draw:style-name="gr2" draw:text-style-name="P2" draw:layer="layout" svg:width="5.8cm" svg:height="1.25cm" svg:x="14.9cm" svg:y="16.1cm">
          <draw:text-box>
            <text:p><text:span text:style-name="T1">隠れ層のバイアス</text:span></text:p>
          </draw:text-box>
        </draw:frame>
        <draw:frame draw:style-name="gr2" draw:text-style-name="P2" draw:layer="layout" svg:width="5.8cm" svg:height="1.25cm" svg:x="23.6cm" svg:y="16.1cm">
          <draw:text-box>
            <text:p><text:span text:style-name="T1">中間層のバイアス</text:span></text:p>
          </draw:text-box>
        </draw:frame>
        <draw:frame draw:style-name="gr2" draw:text-style-name="P2" draw:layer="layout" svg:width="6.9cm" svg:height="1.25cm" svg:x="36.6cm" svg:y="10.2cm">
          <draw:text-box>
            <text:p><text:span text:style-name="T1">クロスエントロピー</text:span></text:p>
          </draw:text-box>
        </draw:frame>
        <draw:frame draw:style-name="gr12" draw:text-style-name="P2" draw:layer="layout" svg:width="4.1cm" svg:height="1.665cm" svg:x="47.7cm" svg:y="9.85cm">
          <draw:text-box>
            <text:p><text:span text:style-name="T1">勾配降下法</text:span></text:p>
          </draw:text-box>
        </draw:frame>
        <draw:custom-shape draw:style-name="gr13" draw:text-style-name="P4" draw:layer="layout" svg:width="5.8cm" svg:height="4.7cm" svg:x="10.651cm" svg:y="9.651cm">
          <text:p text:style-name="P3"><text:span text:style-name="T2">op_input_l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1.3cm" svg:height="0.933cm" svg:x="10.651cm" svg:y="11.518cm">
          <draw:text-box>
            <text:p>x</text:p>
          </draw:text-box>
        </draw:frame>
        <draw:custom-shape draw:style-name="gr14" draw:text-style-name="P4" draw:layer="layout" svg:width="6.6cm" svg:height="4.7cm" svg:x="18.551cm" svg:y="9.551cm">
          <text:p text:style-name="P3"><text:span text:style-name="T2">op_hidden_l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1.3cm" svg:height="0.933cm" svg:x="18.551cm" svg:y="11.518cm">
          <draw:text-box>
            <text:p>x</text:p>
          </draw:text-box>
        </draw:frame>
        <draw:frame draw:style-name="gr7" draw:text-style-name="P5" draw:layer="layout" svg:width="1.3cm" svg:height="0.933cm" svg:x="19.451cm" svg:y="9.818cm">
          <draw:text-box>
            <text:p>w</text:p>
          </draw:text-box>
        </draw:frame>
        <draw:frame draw:style-name="gr7" draw:text-style-name="P5" draw:layer="layout" svg:width="1.3cm" svg:height="0.933cm" svg:x="19.351cm" svg:y="12.951cm">
          <draw:text-box>
            <text:p>b</text:p>
          </draw:text-box>
        </draw:frame>
        <draw:line draw:style-name="gr4" draw:text-style-name="P1" draw:layer="layout" svg:x1="16.451cm" svg:y1="11.951cm" svg:x2="18.551cm" svg:y2="11.951cm">
          <text:p/>
        </draw:line>
        <draw:custom-shape draw:style-name="gr14" draw:text-style-name="P4" draw:layer="layout" svg:width="6.6cm" svg:height="4.7cm" svg:x="27.251cm" svg:y="9.451cm">
          <text:p text:style-name="P3"><text:span text:style-name="T2">op_output_l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1.3cm" svg:height="0.933cm" svg:x="27.251cm" svg:y="11.418cm">
          <draw:text-box>
            <text:p>x</text:p>
          </draw:text-box>
        </draw:frame>
        <draw:frame draw:style-name="gr7" draw:text-style-name="P5" draw:layer="layout" svg:width="1.3cm" svg:height="0.933cm" svg:x="28.151cm" svg:y="9.718cm">
          <draw:text-box>
            <text:p>w</text:p>
          </draw:text-box>
        </draw:frame>
        <draw:frame draw:style-name="gr7" draw:text-style-name="P5" draw:layer="layout" svg:width="1.3cm" svg:height="0.933cm" svg:x="28.051cm" svg:y="12.851cm">
          <draw:text-box>
            <text:p>b</text:p>
          </draw:text-box>
        </draw:frame>
        <draw:line draw:style-name="gr4" draw:text-style-name="P1" draw:layer="layout" svg:x1="25.151cm" svg:y1="11.851cm" svg:x2="27.251cm" svg:y2="11.851cm">
          <text:p/>
        </draw:line>
        <draw:frame draw:style-name="gr2" draw:text-style-name="P2" draw:layer="layout" svg:width="4.3cm" svg:height="1.25cm" svg:x="12.151cm" svg:y="10.251cm">
          <draw:text-box>
            <text:p><text:span text:style-name="T1">入力層</text:span></text:p>
          </draw:text-box>
        </draw:frame>
        <draw:frame draw:style-name="gr2" draw:text-style-name="P2" draw:layer="layout" svg:width="4.3cm" svg:height="1.25cm" svg:x="20.551cm" svg:y="10.051cm">
          <draw:text-box>
            <text:p><text:span text:style-name="T1">隠れ層</text:span></text:p>
          </draw:text-box>
        </draw:frame>
        <draw:frame draw:style-name="gr2" draw:text-style-name="P2" draw:layer="layout" svg:width="4.3cm" svg:height="1.25cm" svg:x="29.251cm" svg:y="10.001cm">
          <draw:text-box>
            <text:p><text:span text:style-name="T1">出力層</text:span></text:p>
          </draw:text-box>
        </draw:frame>
        <draw:frame draw:style-name="gr15" draw:text-style-name="P5" draw:layer="layout" svg:width="12.4cm" svg:height="4.696cm" svg:x="30.3cm" svg:y="4.1cm">
          <draw:text-box>
            <text:p>※ 黒○は定数 OP</text:p>
            <text:p/>
            <text:p>※ 赤○は変数 OP</text:p>
            <text:p/>
            <text:p>※ 青○は自作 OP</text:p>
            <text:p/>
            <text:p>※ 緑○は勾配降下法 O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7cm" fo:page-height="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11-19T18:10:25</meta:creation-date>
    <dc:date>2018-12-05T11:44:52.143427725</dc:date>
    <meta:editing-duration>PT25M52S</meta:editing-duration>
    <meta:editing-cycles>23</meta:editing-cycles>
    <meta:generator>LibreOffice/5.1.6.2$Linux_X86_64 LibreOffice_project/10m0$Build-2</meta:generator>
    <meta:document-statistic meta:object-count="54"/>
  </office:meta>
</office:document-meta>
</file>